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AddressingOutInterceptor.getUnderstoo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AddressingOutIntercepto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AddressingOutInterceptor.handle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AddressingOutInterceptor.WsAddressingOutInterceptor( WsAddressing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